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 ABCDEE+Calibri" svg:font-family="ABCDEE+Calibri" style:font-family-generic="roman" style:font-pitch="variable"/>
    <style:font-face style:name=" ABCDEE+Calibri,Bold" svg:font-family="'ABCDEE+Calibri,Bold'" style:font-family-generic="roman" style:font-pitch="variable"/>
    <style:font-face style:name=" ABCDEE+Calibri,Italic" svg:font-family="'ABCDEE+Calibri,Italic'" style:font-family-generic="roman" style:font-pitch="variable"/>
    <style:font-face style:name=" Symbol" svg:font-family="Symbol" style:font-family-generic="roman" style:font-pitch="variable"/>
    <style:font-face style:name="ABCDEE+Calibri" svg:font-family="ABCDEE+Calibri" style:font-family-generic="roman" style:font-pitch="variable"/>
    <style:font-face style:name="ABCDEE+Calibri,Bold" svg:font-family="'ABCDEE+Calibri,Bold'" style:font-family-generic="roman" style:font-pitch="variable"/>
    <style:font-face style:name="ABCDEE+Calibri,Italic" svg:font-family="'ABCDEE+Calibri,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1c2ad"/>
    </style:style>
    <style:style style:name="P2" style:family="paragraph" style:parent-style-name="Standard">
      <style:paragraph-properties fo:text-align="justify" style:justify-single-word="false"/>
      <style:text-properties style:font-name="Times New Roman"/>
    </style:style>
    <style:style style:name="P3" style:family="paragraph" style:parent-style-name="Standard">
      <style:paragraph-properties fo:text-align="justify" style:justify-single-word="false"/>
      <style:text-properties style:font-name="Times New Roman" officeooo:paragraph-rsid="0012726b"/>
    </style:style>
    <style:style style:name="P4" style:family="paragraph" style:parent-style-name="Standard">
      <style:paragraph-properties fo:text-align="justify" style:justify-single-word="false"/>
      <style:text-properties style:font-name="Times New Roman" officeooo:rsid="0011c2ad" officeooo:paragraph-rsid="0011c2ad"/>
    </style:style>
    <style:style style:name="P5" style:family="paragraph" style:parent-style-name="Standard">
      <style:paragraph-properties fo:text-align="justify" style:justify-single-word="false"/>
      <style:text-properties style:font-name="Times New Roman" fo:font-weight="bold" officeooo:rsid="0011c2ad" officeooo:paragraph-rsid="0011c2ad" style:font-weight-asian="bold" style:font-weight-complex="bold"/>
    </style:style>
    <style:style style:name="P6" style:family="paragraph" style:parent-style-name="Standard">
      <style:paragraph-properties fo:margin-top="0cm" fo:margin-bottom="0.3cm" loext:contextual-spacing="false" fo:text-align="justify" style:justify-single-word="false"/>
      <style:text-properties style:font-name="Times New Roman"/>
    </style:style>
    <style:style style:name="P7" style:family="paragraph" style:parent-style-name="Standard">
      <style:paragraph-properties fo:margin-top="0cm" fo:margin-bottom="0.3cm" loext:contextual-spacing="false" fo:text-align="justify" style:justify-single-word="false"/>
      <style:text-properties style:font-name="Times New Roman" fo:font-weight="bold" officeooo:rsid="0011c2ad" officeooo:paragraph-rsid="0011c2ad" style:font-weight-asian="bold" style:font-weight-complex="bold"/>
    </style:style>
    <style:style style:name="P8" style:family="paragraph" style:parent-style-name="Standard">
      <style:paragraph-properties fo:margin-top="0cm" fo:margin-bottom="0.101cm" loext:contextual-spacing="false" fo:text-align="justify" style:justify-single-word="false"/>
      <style:text-properties style:font-name="Times New Roman"/>
    </style:style>
    <style:style style:name="P9" style:family="paragraph" style:parent-style-name="Heading_20_1">
      <style:paragraph-properties fo:text-align="center" style:justify-single-word="false"/>
      <style:text-properties style:font-name="Times New Roman" fo:font-weight="bold" style:font-weight-asian="bold" style:font-weight-complex="bold"/>
    </style:style>
    <style:style style:name="P10" style:family="paragraph" style:parent-style-name="Heading_20_2">
      <style:text-properties style:font-name="Times New Roman" fo:font-size="13pt" style:font-size-asian="13pt" style:font-size-complex="13pt"/>
    </style:style>
    <style:style style:name="T1" style:family="text">
      <style:text-properties fo:color="#000000" fo:font-size="16pt" style:font-size-asian="16pt"/>
    </style:style>
    <style:style style:name="T2" style:family="text">
      <style:text-properties fo:color="#000000" fo:font-size="16pt" officeooo:rsid="0012bb0e" style:font-size-asian="16pt"/>
    </style:style>
    <style:style style:name="T3" style:family="text">
      <style:text-properties fo:color="#000000" fo:font-size="11pt" style:font-size-asian="11pt"/>
    </style:style>
    <style:style style:name="T4" style:family="text">
      <style:text-properties fo:color="#000000" fo:font-size="11pt" officeooo:rsid="0011c2ad" style:font-size-asian="11pt"/>
    </style:style>
    <style:style style:name="T5" style:family="text">
      <style:text-properties fo:color="#000000" fo:font-size="11pt" officeooo:rsid="0012726b" style:font-size-asian="11pt"/>
    </style:style>
    <style:style style:name="T6" style:family="text">
      <style:text-properties fo:color="#000000" fo:font-size="11pt" officeooo:rsid="00140c85" style:font-size-asian="11pt"/>
    </style:style>
    <style:style style:name="T7" style:family="text">
      <style:text-properties fo:color="#000000" fo:font-size="11pt" fo:font-weight="bold" style:font-size-asian="11pt" style:font-weight-asian="bold" style:font-weight-complex="bold"/>
    </style:style>
    <style:style style:name="T8" style:family="text">
      <style:text-properties fo:color="#000000" fo:font-size="11pt" fo:font-weight="bold" officeooo:rsid="0012726b" style:font-size-asian="11pt" style:font-weight-asian="bold" style:font-weight-complex="bold"/>
    </style:style>
    <style:style style:name="T9" style:family="text">
      <style:text-properties fo:color="#000000" fo:font-size="11pt" fo:font-weight="normal" style:font-size-asian="11pt" style:font-weight-asian="normal" style:font-weight-complex="normal"/>
    </style:style>
    <style:style style:name="T10" style:family="text">
      <style:text-properties fo:color="#000000" fo:font-size="11pt" fo:font-weight="normal" officeooo:rsid="0012726b" style:font-size-asian="11pt" style:font-weight-asian="normal" style:font-weight-complex="normal"/>
    </style:style>
    <style:style style:name="T11" style:family="text">
      <style:text-properties fo:color="#000000" fo:font-size="11pt" fo:font-weight="normal" officeooo:rsid="001301b9" style:font-size-asian="11pt" style:font-weight-asian="normal" style:font-weight-complex="normal"/>
    </style:style>
    <style:style style:name="T12" style:family="text">
      <style:text-properties fo:color="#000000" fo:font-size="11pt" fo:font-style="italic" fo:font-weight="normal" style:font-size-asian="11pt" style:font-style-asian="italic" style:font-weight-asian="normal" style:font-style-complex="italic" style:font-weight-complex="normal"/>
    </style:style>
    <style:style style:name="T13" style:family="text">
      <style:text-properties fo:color="#000000" fo:font-size="11pt" fo:font-style="normal" fo:font-weight="normal" style:font-size-asian="11pt" style:font-style-asian="normal" style:font-weight-asian="normal" style:font-style-complex="normal" style:font-weight-complex="normal"/>
    </style:style>
    <style:style style:name="T14" style:family="text">
      <style:text-properties fo:color="#000000"/>
    </style:style>
    <style:style style:name="T15" style:family="text">
      <style:text-properties fo:color="#000000" officeooo:rsid="0012726b"/>
    </style:style>
    <style:style style:name="T16" style:family="text">
      <style:text-properties fo:color="#000000" style:font-name="Times New Roman" fo:font-size="11pt" fo:font-weight="bold" officeooo:rsid="0012726b" style:font-size-asian="11pt" style:font-weight-asian="bold" style:font-weight-complex="bold"/>
    </style:style>
    <style:style style:name="T17" style:family="text">
      <style:text-properties fo:color="#000000" style:font-name="Times New Roman" fo:font-size="11pt" fo:font-weight="bold" officeooo:rsid="0011c2ad" style:font-size-asian="11pt" style:font-weight-asian="bold" style:font-weight-complex="bold"/>
    </style:style>
    <style:style style:name="T18" style:family="text">
      <style:text-properties fo:color="#000000" style:font-name="Times New Roman" fo:font-size="11pt" fo:font-weight="normal" officeooo:rsid="0011c2ad" style:font-size-asian="11pt" style:font-weight-asian="normal" style:font-weight-complex="normal"/>
    </style:style>
    <style:style style:name="T19" style:family="text">
      <style:text-properties fo:color="#000000" style:font-name="Times New Roman" fo:font-size="11pt" fo:font-weight="normal" officeooo:rsid="0012726b" style:font-size-asian="11pt" style:font-weight-asian="normal" style:font-weight-complex="normal"/>
    </style:style>
    <style:style style:name="T20" style:family="text">
      <style:text-properties fo:color="#000000" style:font-name="Times New Roman" fo:font-size="11pt" fo:font-weight="normal" officeooo:rsid="001301b9" style:font-size-asian="11pt"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pecyfikacja </text:span><text:span text:style-name="T1">projektu</text:span></text:p>
      <text:p text:style-name="P10"><text:span text:style-name="T14">1. Opis problemu.</text:span></text:p>
      <text:p text:style-name="P4"><text:span text:style-name="T3">Podstawowym problemem jest fakt, iż małe, niezrzeszone apteki zmuszone są do kupowania leków w hurtowniach w wyższych cenach, ze względu na niskie kwoty zamówień. Niezbędne jest dla nich narzędzie pozwalające na uzyskanie lepszych cen przy tej samej wielkości zamówień, a zarazem bez zrzeszania się w stowarzyszeniach/korporacjach.</text:span></text:p>
      <text:p text:style-name="P10"><text:span text:style-name="T14">2. Cel projektu.</text:span></text:p>
      <text:p text:style-name="P2"><text:span text:style-name="T3">Celem projektu jest zapewnienie szybkiego i bezpiecznego </text:span><text:span text:style-name="T4">systemu do składania zamówień grupowych na leki dla aptek. System ten ma pozwalać aptekom rozmieszczonym w różnych miejscach Polski na składanie zamówień na określone leki i dzięki integracji zamówień z kilku aptek na uzyskanie lepszej ceny w hurtowni, </text:span><text:span text:style-name="T6">dzięki większej ilości zamawianych towarów</text:span><text:span text:style-name="T4">. </text:span><text:span text:style-name="T5">Przekazywaniem zamówień ma zajmować się administrator, który może dowolnie dzielić zamówienia między różne hurtownie. System ma być dostępny dla możliwie jak największej ilości urządzeń mających dostęp do Internetu, być dostępny przez przeglądarkę WWW i posiadać intuicyjny interfejs podobny do znanych powszechnie użytkownikom sklepów Internetowych.</text:span></text:p>
      <text:p text:style-name="P10"><text:span text:style-name="T14">3. Podział użytkowników systemu </text:span><text:span text:style-name="T15">i ich możliwości</text:span><text:span text:style-name="T14">.</text:span></text:p>
      <text:p text:style-name="P8"><text:span text:style-name="T3">Użytkowników systemu można podzielić ze względu na ich rol</text:span><text:span text:style-name="T5">e:</text:span></text:p>
      <text:p text:style-name="P6"><text:span text:style-name="T8"><text:tab/>1. </text:span><text:span text:style-name="T7">Administrator</text:span><text:span text:style-name="T3"> – </text:span><text:span text:style-name="T4">Ma możliwość edycji/dodawania/usuwania leków z systemu. Zatwierdza zarejestrowane w systemie apteki. Decyduje o momencie złożenia zamówienia grupowego do hurtowni. Decyduje o wyborze hurtowni i specyfikacji składanego zamówienia. Ma wgląd do historii zamówień oraz listy dostępnych hurtowni, a także zarejestrowanych w systemie aptek.</text:span></text:p>
      <text:p text:style-name="P1"><text:span text:style-name="T16"><text:tab/>2. </text:span><text:span text:style-name="T17">Apteka(Zarządzający apteką)</text:span><text:span text:style-name="T18"> – Zainteresowany składaniem zamówień wraz z innymi aptekami ma możliwość rejestracji w systemie, a po zatwierdzeniu przez Administratora – do składania zamówień. </text:span><text:span text:style-name="T19">Bez zatwierdzenia dysponuje </text:span><text:span text:style-name="T18">możliwoś</text:span><text:span text:style-name="T19">cią</text:span><text:span text:style-name="T18"> przeglądania dostępnych leków z uwzględnieniem ich nazwy, specyfikacji, zdjęcia oraz wielkości opakowania. </text:span><text:span text:style-name="T19">Widzi orientacyjną </text:span><text:span text:style-name="T20">cenę, po jakiej</text:span><text:span text:style-name="T19"> mogą być zamówione leki, która obliczana jest na podstawie wcześniejszych zamówień. Apteka zatwierdzona przez administratora uzyskuje</text:span><text:span text:style-name="T18"> możliwość złożenia zamówienia na lek</text:span><text:span text:style-name="T19">i</text:span><text:span text:style-name="T18"> według jednego z dwóch parametrów: </text:span></text:p>
      <text:p text:style-name="P5"><text:span text:style-name="T9"><text:tab/></text:span><text:span text:style-name="T11">a) </text:span><text:span text:style-name="T3">Cena</text:span><text:span text:style-name="T9"> (</text:span><text:span text:style-name="T13">Przykład</text:span><text:span text:style-name="T9">: Apteka wybiera, że chce zakupić jakiś lek za maksymalnie 40zł – bez względu na czas realizacji zamówienia)</text:span></text:p>
      <text:p text:style-name="P5"><text:span text:style-name="T11"><text:tab/>b)</text:span><text:span text:style-name="T9"> </text:span><text:span text:style-name="T3">Czas</text:span><text:span text:style-name="T9"> (</text:span><text:span text:style-name="T13">Przykład</text:span><text:span text:style-name="T9">: Apteka wybiera, że chce zakupić jakiś lek w przeciągu tygodnia – bez względu na cenę)</text:span></text:p>
      <text:p text:style-name="P7"><text:span text:style-name="T9">Apteka ma możliwość przeglądania swoich aktualnych zamówień,</text:span><text:span text:style-name="T10"> edytowania,</text:span><text:span text:style-name="T9"> anulowania </text:span><text:span text:style-name="T10">elementów bądź całości zamówień przed ich realizacją, która zatwierdzana jest przez Administratora.</text:span></text:p>
      <text:p text:style-name="P3"><text:span text:style-name="T8"><text:tab/>3. System –</text:span><text:span text:style-name="T10"> Odpowiada za utrzymanie i organizację dostępnych leków, udostępnienie możliwości składania i edycji zamówień, rejestracje aptek, przesyłanie informacji o zmianach w zamówieniach. Umożliwia interakcję między Administratorem będącym zarządzającym Systemem, a Aptekami.</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 ABCDEE+Calibri" svg:font-family="ABCDEE+Calibri" style:font-family-generic="roman" style:font-pitch="variable"/>
    <style:font-face style:name=" ABCDEE+Calibri,Bold" svg:font-family="'ABCDEE+Calibri,Bold'" style:font-family-generic="roman" style:font-pitch="variable"/>
    <style:font-face style:name=" ABCDEE+Calibri,Italic" svg:font-family="'ABCDEE+Calibri,Italic'" style:font-family-generic="roman" style:font-pitch="variable"/>
    <style:font-face style:name=" Symbol" svg:font-family="Symbol" style:font-family-generic="roman" style:font-pitch="variable"/>
    <style:font-face style:name="ABCDEE+Calibri" svg:font-family="ABCDEE+Calibri" style:font-family-generic="roman" style:font-pitch="variable"/>
    <style:font-face style:name="ABCDEE+Calibri,Bold" svg:font-family="'ABCDEE+Calibri,Bold'" style:font-family-generic="roman" style:font-pitch="variable"/>
    <style:font-face style:name="ABCDEE+Calibri,Italic" svg:font-family="'ABCDEE+Calibri,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8T19:39:15.258093510</meta:creation-date>
    <dc:date>2015-03-18T20:24:49.692520212</dc:date>
    <meta:editing-duration>PT25M9S</meta:editing-duration>
    <meta:editing-cycles>5</meta:editing-cycles>
    <meta:generator>LibreOffice/4.3.3.2$Linux_X86_64 LibreOffice_project/430m0$Build-2</meta:generator>
    <meta:document-statistic meta:table-count="0" meta:image-count="0" meta:object-count="0" meta:page-count="1" meta:paragraph-count="13" meta:word-count="367" meta:character-count="2828" meta:non-whitespace-character-count="2462"/>
  </office:meta>
</office:document-meta>
</file>